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ac47" officeooo:paragraph-rsid="000aac47"/>
    </style:style>
    <style:style style:name="P2" style:family="paragraph" style:parent-style-name="Standard">
      <style:text-properties officeooo:rsid="000aac47" officeooo:paragraph-rsid="000b26f1"/>
    </style:style>
    <style:style style:name="P3" style:family="paragraph" style:parent-style-name="Standard">
      <style:text-properties officeooo:rsid="000c3271" officeooo:paragraph-rsid="000c327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b26f1"/>
    </style:style>
    <style:style style:name="T3" style:family="text">
      <style:text-properties style:text-position="super 58%" officeooo:rsid="000c3271"/>
    </style:style>
    <style:style style:name="T4" style:family="text">
      <style:text-properties style:text-position="0% 100%"/>
    </style:style>
    <style:style style:name="T5" style:family="text">
      <style:text-properties officeooo:rsid="000b26f1"/>
    </style:style>
    <style:style style:name="T6" style:family="text">
      <style:text-properties officeooo:rsid="000c327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#0</text:p>
      <text:p text:style-name="P1">#8<text:tab/>#7<text:tab/>#6<text:tab/>#5<text:tab/><text:tab/>#4<text:tab/>#3<text:tab/>#2<text:tab/>#1</text:p>
      <text:p text:style-name="P1"/>
      <text:p text:style-name="P1"><text:span text:style-name="T6">[22</text:span><text:span text:style-name="T3">nd</text:span><text:span text:style-name="T6">] </text:span>On the first night, light the shamash (center) then <text:span text:style-name="T5">use it to light</text:span> the right most candle (#1)</text:p>
      <text:p text:style-name="P2"><text:span text:style-name="T6">[23</text:span><text:span text:style-name="T3">rd</text:span><text:span text:style-name="T6">] </text:span>On the second night, light the shamash (center) then <text:span text:style-name="T5">use it to light</text:span> the rightmost two from left to right (#2, then #1)</text:p>
      <text:p text:style-name="P1"><text:span text:style-name="T6">[24</text:span><text:span text:style-name="T3">th</text:span><text:span text:style-name="T6">] </text:span>On the third night light the shamash, then #3, then #2, then #1.</text:p>
      <text:p text:style-name="P1"><text:span text:style-name="T6">[25</text:span><text:span text:style-name="T3">th</text:span><text:span text:style-name="T6">] </text:span>4<text:span text:style-name="T1">th</text:span> night S, 4, 3, 2, 1</text:p>
      <text:p text:style-name="P1"><text:span text:style-name="T6">[26</text:span><text:span text:style-name="T3">th</text:span><text:span text:style-name="T6">] </text:span>5<text:span text:style-name="T1">th</text:span> night S, 5, 4, 3, 2, 1</text:p>
      <text:p text:style-name="P2"><text:span text:style-name="T6">[27</text:span><text:span text:style-name="T3">th</text:span><text:span text:style-name="T6">] </text:span>6<text:span text:style-name="T1">th</text:span> night S, <text:span text:style-name="T5">6, 5, 4, 3, 2, 1</text:span></text:p>
      <text:p text:style-name="P2"><text:span text:style-name="T6">[28</text:span><text:span text:style-name="T3">th</text:span><text:span text:style-name="T6">] 7</text:span><text:span text:style-name="T2">th</text:span><text:span text:style-name="T5"> night S, 7, 6, 5, 4, 3, 2, 1</text:span></text:p>
      <text:p text:style-name="P2"><text:span text:style-name="T6">[29</text:span><text:span text:style-name="T3">th</text:span><text:span text:style-name="T6">] On the eight and last night, light the shamash, then use it to light all 8 candles from left to right (#8 then #7 then #6 … then #2 and finally #1)</text:span></text:p>
      <text:p text:style-name="P2"/>
      <text:p text:style-name="P2"/>
      <text:p text:style-name="P2"/>
      <text:p text:style-name="P3">November 30<text:span text:style-name="T1">th</text:span> thru December 20<text:span text:style-name="T1">th</text:span>, light all 9?</text:p>
      <text:p text:style-name="P3">December 21<text:span text:style-name="T1">st</text:span>, light only the shamash?</text:p>
      <text:p text:style-name="P3">December 30<text:span text:style-name="T1">th</text:span> to January 6<text:span text:style-name="T1">th</text:span>, light all 9?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3T21:06:44.515000000</meta:creation-date>
    <dc:date>2019-09-23T22:31:07.227000000</dc:date>
    <meta:editing-duration>PT1H15M51S</meta:editing-duration>
    <meta:editing-cycles>2</meta:editing-cycles>
    <meta:generator>LibreOffice/6.3.0.4$Windows_X86_64 LibreOffice_project/057fc023c990d676a43019934386b85b21a9ee99</meta:generator>
    <meta:document-statistic meta:table-count="0" meta:image-count="0" meta:object-count="0" meta:page-count="1" meta:paragraph-count="13" meta:word-count="159" meta:character-count="746" meta:non-whitespace-character-count="595"/>
  </office:meta>
</office:document-meta>
</file>